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00%" style:text-autospace="non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2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9.7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4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75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75pt" fo:font-style="normal" style:text-underline-style="none" fo:font-weight="normal" style:text-blinking="false" fo:background-color="transparent"/>
    </style:style>
    <style:style style:name="P7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8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1.2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9.75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t Arimaa – CR3 : Mercredi 1 Octobre</text:p>
      <text:p text:style-name="P6">Présents : Toute l'équipe, Christian Raymond, et Nikos Parlavantzas</text:p>
      <text:h text:style-name="P4" text:outline-level="1">Ordre du jour :</text:h>
      <text:list xml:id="list3579056921339067802" text:style-name="L1">
        <text:list-item>
          <text:p text:style-name="P8">Bilan du choix des conférences</text:p>
        </text:list-item>
        <text:list-item>
          <text:p text:style-name="P9">Nouvel entrant dans le groupe</text:p>
        </text:list-item>
        <text:list-item>
          <text:p text:style-name="P9">Avancée de Gabriel sur le jeu</text:p>
        </text:list-item>
        <text:list-item>
          <text:p text:style-name="P9">État de l'art par Benoît et Mikail</text:p>
        </text:list-item>
        <text:list-item>
          <text:p text:style-name="P9">MS Project (Baptiste)</text:p>
        </text:list-item>
        <text:list-item>
          <text:p text:style-name="P9">Regarder le plan du premier rapport (Dan)</text:p>
        </text:list-item>
        <text:list-item>
          <text:p text:style-name="P9">Faire les deadlines</text:p>
        </text:list-item>
      </text:list>
      <text:h text:style-name="P4" text:outline-level="1"/>
      <text:p text:style-name="P10">demander à anquetil le signe indien (bosse bosse pas ? Contrat écrit)</text:p>
      <text:p text:style-name="P10"/>
      <text:p text:style-name="P10">conférences </text:p>
      <text:p text:style-name="P10">voiture</text:p>
      <text:p text:style-name="P10">médical</text:p>
      <text:p text:style-name="P10">entrepreneur</text:p>
      <text:p text:style-name="P10">developpement durable – agro</text:p>
      <text:p text:style-name="P10"/>
      <text:p text:style-name="P10">jeu : bugs, icones pourris, c++11 (SFML), </text:p>
      <text:p text:style-name="P10">à faire remplacer les null par nullptr (c++11 moins de bugs)</text:p>
      <text:p text:style-name="P10">il a toujours pas trouvé les problèmes : jouer plus</text:p>
      <text:p text:style-name="P10">sauvegarde de chargement de partie (backup)</text:p>
      <text:p text:style-name="P10">affichage de placements, places utilisées</text:p>
      <text:p text:style-name="P2"/>
      <text:p text:style-name="P2">etat de l'art : tecnhique de paralélisation 1-- sens global Open MPI</text:p>
      <text:p text:style-name="P2">2- these root parallel resultats tests (optimisation) root is the best (mixer les deux méthodes)</text:p>
      <text:p text:style-name="P3">c++ 11 multithreading (le fait de base, pas besoin de utiliser le open MP?) à étudier</text:p>
      <text:p text:style-name="P3">résumé de la thèse par mika (doc/resumé)</text:p>
      <text:p text:style-name="P3">memoire CPU → memoire GPU résumé pdf benoit ?</text:p>
      <text:p text:style-name="P3">MS project : tous les trucs a faire, ce qu'on a déjà fai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0-01T18:20:02.62</dc:date>
    <dc:creator>Dan </dc:creator>
    <meta:editing-duration>PT4H24M57S</meta:editing-duration>
    <meta:editing-cycles>42</meta:editing-cycles>
    <meta:generator>OpenOffice/4.1.0$Win32 OpenOffice.org_project/410m18$Build-9764</meta:generator>
    <meta:document-statistic meta:table-count="0" meta:image-count="0" meta:object-count="0" meta:page-count="1" meta:paragraph-count="27" meta:word-count="195" meta:character-count="1102"/>
  </office:meta>
</office:document-meta>
</file>